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Noto Sans JP', Vazirmatn, 'SF Pro Text', apple-system, BlinkMacSystemFont, Roboto, 'Segoe UI', Helvetica, Arial, sans-serif, 'Apple Color Emoji', 'Segoe UI Emoji', 'Segoe UI Symbol'"/>
    <style:font-face style:name="Udemy Sans1" svg:font-family="'Udemy Sans', 'Noto Sans JP', Vazirmatn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.499cm" style:contextual-spacing="false" fo:line-height="110%" fo:orphans="2" fo:widows="2" fo:text-indent="0cm" style:auto-text-indent="false"/>
      <style:text-properties fo:font-variant="normal" fo:text-transform="none" style:font-name="Udemy Sans1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font-name="Udemy Sans" fo:font-size="12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Udemy Sans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wnload Banco de Dados SQLite Studio</text:p>
      <text:h text:style-name="P1" text:outline-level="4"><text:span text:style-name="Strong_20_Emphasis"><text:span text:style-name="T1">ATENÇÃO!!!</text:span></text:span></text:h>
      <text:p text:style-name="P4"/>
      <text:p text:style-name="P3">No arquivo de apoio dessa aula, está a pasta com os arquivos do SQLite Studio usados no curso.</text:p>
      <text:p text:style-name="P4"/>
      <text:p text:style-name="P3">Clique para baixar e usa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Noto Sans JP', Vazirmatn, 'SF Pro Text', apple-system, BlinkMacSystemFont, Roboto, 'Segoe UI', Helvetica, Arial, sans-serif, 'Apple Color Emoji', 'Segoe UI Emoji', 'Segoe UI Symbol'"/>
    <style:font-face style:name="Udemy Sans1" svg:font-family="'Udemy Sans', 'Noto Sans JP', Vazirmatn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9T14:06:29.715135996</meta:creation-date>
    <dc:date>2026-04-29T14:07:29.110990533</dc:date>
    <meta:editing-duration>PT1M</meta:editing-duration>
    <meta:editing-cycles>1</meta:editing-cycles>
    <meta:document-statistic meta:table-count="0" meta:image-count="0" meta:object-count="0" meta:page-count="1" meta:paragraph-count="4" meta:word-count="30" meta:character-count="167" meta:non-whitespace-character-count="141"/>
    <meta:generator>LibreOffice/24.2.7.2$Linux_X86_64 LibreOffice_project/420$Build-2</meta:generator>
  </office:meta>
</office:document-meta>
</file>